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4.609in" table:align="left"/>
    </style:style>
    <style:style style:name="Table1.A" style:family="table-column">
      <style:table-column-properties style:column-width="2.3667in"/>
    </style:style>
    <style:style style:name="Table1.B" style:family="table-column">
      <style:table-column-properties style:column-width="2.2424in"/>
    </style:style>
    <style:style style:name="Table1.A1" style:family="table-cell">
      <style:table-cell-properties style:vertical-align="middle" fo:padding="0.0194in" fo:border="none"/>
    </style:style>
    <style:style style:name="P1" style:family="paragraph" style:parent-style-name="Heading_20_4">
      <style:text-properties officeooo:paragraph-rsid="0005f991"/>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margin-top="0in" fo:margin-bottom="0.1965in" style:contextual-spacing="false" fo:text-indent="0in" style:auto-text-indent="false"/>
    </style:style>
    <style:style style:name="P4" style:family="paragraph" style:parent-style-name="Text_20_body" style:list-style-name="L1">
      <style:paragraph-properties fo:margin-left="0in" fo:margin-right="0in" fo:margin-top="0in" fo:margin-bottom="0in" style:contextual-spacing="false" fo:text-indent="0in" style:auto-text-indent="false"/>
    </style:style>
    <style:style style:name="P5" style:family="paragraph" style:parent-style-name="Text_20_body" style:list-style-name="L1">
      <style:paragraph-properties fo:margin-left="0in" fo:margin-right="0in" fo:text-indent="0in" style:auto-text-indent="false"/>
    </style:style>
    <style:style style:name="P6" style:family="paragraph" style:parent-style-name="Text_20_body">
      <style:paragraph-properties fo:margin-left="0in" fo:margin-right="0in" fo:margin-top="0in" fo:margin-bottom="0in" style:contextual-spacing="false"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list-style-name="L2">
      <style:paragraph-properties fo:margin-left="0in" fo:margin-right="0in" fo:margin-top="0in" fo:margin-bottom="0in" style:contextual-spacing="false" fo:text-indent="0in" style:auto-text-indent="false"/>
    </style:style>
    <style:style style:name="P9" style:family="paragraph" style:parent-style-name="Text_20_body" style:list-style-name="L2">
      <style:paragraph-properties fo:margin-left="0in" fo:margin-right="0in" fo:text-indent="0in" style:auto-text-indent="false"/>
    </style:style>
    <style:style style:name="P10" style:family="paragraph" style:parent-style-name="Text_20_body" style:list-style-name="L3">
      <style:paragraph-properties fo:margin-left="0in" fo:margin-right="0in" fo:margin-top="0in" fo:margin-bottom="0in" style:contextual-spacing="false" fo:text-indent="0in" style:auto-text-indent="false"/>
    </style:style>
    <style:style style:name="P11" style:family="paragraph" style:parent-style-name="Text_20_body" style:list-style-name="L3">
      <style:paragraph-properties fo:margin-left="0in" fo:margin-right="0in" fo:text-indent="0in" style:auto-text-indent="false"/>
    </style:style>
    <style:style style:name="P12" style:family="paragraph" style:parent-style-name="Text_20_body" style:list-style-name="L4">
      <style:paragraph-properties fo:margin-left="0in" fo:margin-right="0in" fo:margin-top="0in" fo:margin-bottom="0in" style:contextual-spacing="false" fo:text-indent="0in" style:auto-text-indent="false"/>
    </style:style>
    <style:style style:name="P13" style:family="paragraph" style:parent-style-name="Text_20_body" style:list-style-name="L4">
      <style:paragraph-properties fo:margin-left="0in" fo:margin-right="0in" fo:text-indent="0in" style:auto-text-indent="false"/>
    </style:style>
    <style:style style:name="P14" style:family="paragraph" style:parent-style-name="Text_20_body" style:list-style-name="L5">
      <style:paragraph-properties fo:margin-left="0in" fo:margin-right="0in" fo:margin-top="0in" fo:margin-bottom="0in" style:contextual-spacing="false" fo:text-indent="0in" style:auto-text-indent="false"/>
    </style:style>
    <style:style style:name="P15" style:family="paragraph" style:parent-style-name="Text_20_body" style:list-style-name="L5">
      <style:paragraph-properties fo:margin-left="0in" fo:margin-right="0in" fo:text-indent="0in" style:auto-text-indent="false"/>
    </style:style>
    <style:style style:name="P16" style:family="paragraph" style:parent-style-name="Text_20_body" style:list-style-name="L6">
      <style:paragraph-properties fo:margin-left="0in" fo:margin-right="0in" fo:margin-top="0in" fo:margin-bottom="0in" style:contextual-spacing="false" fo:text-indent="0in" style:auto-text-indent="false"/>
    </style:style>
    <style:style style:name="P17" style:family="paragraph" style:parent-style-name="Text_20_body" style:list-style-name="L6">
      <style:paragraph-properties fo:margin-left="0in" fo:margin-right="0in" fo:text-indent="0in" style:auto-text-indent="false"/>
    </style:style>
    <style:style style:name="P18" style:family="paragraph" style:parent-style-name="Text_20_body">
      <style:paragraph-properties fo:margin-left="0in" fo:margin-right="0in" fo:margin-top="0in" fo:margin-bottom="0in" style:contextual-spacing="false" fo:text-indent="0in" style:auto-text-indent="false" fo:break-before="page"/>
    </style:style>
    <style:style style:name="P19" style:family="paragraph" style:parent-style-name="Table_20_Contents">
      <style:paragraph-properties fo:margin-left="0in" fo:margin-right="0in" fo:text-indent="0in" style:auto-text-indent="false"/>
    </style:style>
    <style:style style:name="P20" style:family="paragraph" style:parent-style-name="Heading_20_1">
      <style:paragraph-properties fo:break-before="page"/>
    </style:style>
    <style:style style:name="P21" style:family="paragraph" style:parent-style-name="Text_20_body">
      <style:text-properties fo:font-weight="normal" style:font-weight-asian="normal" style:font-weight-complex="normal"/>
    </style:style>
    <style:style style:name="P22" style:family="paragraph" style:parent-style-name="Text_20_body" style:list-style-name="L7">
      <style:text-properties officeooo:paragraph-rsid="0007c897"/>
    </style:style>
    <style:style style:name="P23" style:family="paragraph" style:parent-style-name="Text_20_body">
      <style:text-properties officeooo:paragraph-rsid="0007c897"/>
    </style:style>
    <style:style style:name="P24" style:family="paragraph" style:parent-style-name="Text_20_body" style:list-style-name="L8">
      <style:text-properties officeooo:paragraph-rsid="0007c897"/>
    </style:style>
    <style:style style:name="P25" style:family="paragraph" style:parent-style-name="Text_20_body" style:list-style-name="L9">
      <style:text-properties officeooo:paragraph-rsid="0007c897"/>
    </style:style>
    <style:style style:name="P26" style:family="paragraph" style:parent-style-name="Text_20_body" style:list-style-name="L9">
      <style:text-properties officeooo:paragraph-rsid="00080181"/>
    </style:style>
    <style:style style:name="P27" style:family="paragraph" style:parent-style-name="Text_20_body">
      <style:text-properties fo:font-weight="bold" officeooo:paragraph-rsid="00080181" style:font-weight-asian="bold" style:font-weight-complex="bold"/>
    </style:style>
    <style:style style:name="P28" style:family="paragraph" style:parent-style-name="Standard">
      <style:text-properties officeooo:paragraph-rsid="0007c897"/>
    </style:style>
    <style:style style:name="P29" style:family="paragraph" style:parent-style-name="Text_20_body" style:list-style-name="L10">
      <style:text-properties officeooo:paragraph-rsid="0007c897"/>
    </style:style>
    <style:style style:name="T1" style:family="text">
      <style:text-properties fo:font-weight="bold" officeooo:rsid="0007c897" style:font-weight-asian="bold" style:font-weight-complex="bold"/>
    </style:style>
    <style:style style:name="T2" style:family="text">
      <style:text-properties fo:font-weight="bold" style:font-weight-asian="bold" style:font-weight-complex="bold"/>
    </style:style>
    <style:style style:name="T3" style:family="text">
      <style:text-properties officeooo:rsid="0009e995"/>
    </style:style>
    <style:style style:name="T4" style:family="text">
      <style:text-properties fo:font-style="normal" style:text-underline-style="none" fo:font-weight="bold" officeooo:rsid="0007c897" style:font-style-asian="normal" style:font-weight-asian="bold" style:font-style-complex="normal" style:font-weight-complex="bold"/>
    </style:style>
    <style:style style:name="T5" style:family="text">
      <style:text-properties fo:font-style="normal" style:text-underline-style="none" fo:font-weight="bold" style:font-style-asian="normal" style:font-weight-asian="bold" style:font-style-complex="normal" style:font-weight-complex="bold"/>
    </style:style>
    <style:style style:name="T6" style:family="text">
      <style:text-properties fo:font-weight="normal" officeooo:rsid="0007c897" style:font-weight-asian="normal" style:font-weight-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ssessment Task 2: Project Portfolio (Simulation pack, Activities, Project Portfolio Criteria)</text:h>
      <text:p text:style-name="Standard"/>
      <text:p text:style-name="Standard">security policies and standards: https://business.gov.au/online/cyber-security/how-to-create-a-cyber-security-policy </text:p>
      <text:p text:style-name="Standard"/>
      <text:h text:style-name="Heading_20_2" text:outline-level="2">Simulation Pack</text:h>
      <text:h text:style-name="P1" text:outline-level="4"><text:span text:style-name="Strong_20_Emphasis"/></text:h>
      <text:h text:style-name="Heading_20_2" text:outline-level="2"><text:span text:style-name="Strong_20_Emphasis">Case Study – IT Biz Solutions </text:span></text:h>
      <text:p text:style-name="Standard"><text:line-break/>IT Biz Solutions is a newly formed company offering a wide range of Information and Communication Technology services to businesses of all sizes. </text:p>
      <text:p text:style-name="P2">The head office site includes 3 large open plan offices that can accommodate 30 people in each room. </text:p>
      <text:p text:style-name="P2">All computers are connected to the Internet and computers are connected through routers and bridges. </text:p>
      <text:p text:style-name="P2">There is a shared printer that is accessible by all computers. </text:p>
      <text:p text:style-name="P2">The company has a large number of clients, thus retains client information in its systems. With the number of staff there is a human resources information system containing all confidential staff information.</text:p>
      <text:p text:style-name="Standard"><text:line-break/></text:p>
      <text:h text:style-name="Heading_20_2" text:outline-level="2"><text:span text:style-name="Strong_20_Emphasis"> information about the company</text:span></text:h>
      <text:h text:style-name="Heading_20_3" text:outline-level="3"><text:line-break/><text:span text:style-name="Strong_20_Emphasis">Company Services</text:span></text:h>
      <text:p text:style-name="P2">IT Biz Solutions shows clients how to collaboratively transform information technology into business advantages. </text:p>
      <text:p text:style-name="P2">We help to translate advanced technology into value for our clients through our range of professional services.</text:p>
      <text:p text:style-name="P2"/>
      <text:p text:style-name="P2"/>
      <text:h text:style-name="Heading_20_3" text:outline-level="3"><text:span text:style-name="Strong_20_Emphasis">Managed IT Services</text:span></text:h>
      <text:p text:style-name="P2"><text:span text:style-name="Strong_20_Emphasis"/></text:p>
      <text:p text:style-name="P2">At IT Biz Solutions our Managed IT Services solves all of your technology issues so you can focus on running your business. We do this by giving you all the IT support you need, for a fixed monthly fee.</text:p>
      <text:p text:style-name="P2">We are proactive with our support, offering efficient business solutions. We ensure that our clients always know what is planned and what is being implemented when, so there is minimal downtime and all issues are handled before they become problems.</text:p>
      <text:p text:style-name="P2">Clients have direct access to our Senior Engineer, who knows how to fix things fast.</text:p>
      <text:p text:style-name="P2">The IT Biz Solutions team becomes clients’ outsourced IT team. We continually monitor their system remotely, conducting backups and keeping them updated on what they need to know. </text:p>
      <text:p text:style-name="P2"><text:soft-page-break/>Our clients value not having to deal with IT issues anymore. We handle it all for them.</text:p>
      <text:p text:style-name="P2"/>
      <text:p text:style-name="P2"/>
      <text:h text:style-name="Heading_20_3" text:outline-level="3"><text:span text:style-name="Strong_20_Emphasis">Managed Continuity</text:span></text:h>
      <text:p text:style-name="P2"><text:span text:style-name="Strong_20_Emphasis"/></text:p>
      <text:p text:style-name="P3">The IT Biz Solutions Managed Continuity service provides an affordable solution to a range of IT issues faced by businesses, such as:</text:p>
      <text:list text:style-name="L1">
        <text:list-item>
          <text:p text:style-name="P4">Data loss</text:p>
        </text:list-item>
        <text:list-item>
          <text:p text:style-name="P4">Fire or flood damage to IT equipment</text:p>
        </text:list-item>
        <text:list-item>
          <text:p text:style-name="P4">Theft of data, PCs or laptops</text:p>
        </text:list-item>
        <text:list-item>
          <text:p text:style-name="P4">Systems crashing</text:p>
        </text:list-item>
        <text:list-item>
          <text:p text:style-name="P4">Staff unable to work due to server issues</text:p>
        </text:list-item>
        <text:list-item>
          <text:p text:style-name="P4">Email not working</text:p>
        </text:list-item>
        <text:list-item>
          <text:p text:style-name="P4">Virus attacks</text:p>
        </text:list-item>
        <text:list-item>
          <text:p text:style-name="P5">No access to files</text:p>
        </text:list-item>
      </text:list>
      <text:p text:style-name="P6">Managed continuity provides services which are all designed to protect clients’ business, save them money and help their business to grow.</text:p>
      <text:p text:style-name="P6">This service includes training of staff in the new system.</text:p>
      <text:p text:style-name="P6"/>
      <text:p text:style-name="P6"/>
      <text:h text:style-name="Heading_20_3" text:outline-level="3"><text:span text:style-name="Strong_20_Emphasis">Managed Workstations </text:span></text:h>
      <text:p text:style-name="P6"><text:span text:style-name="Strong_20_Emphasis"/></text:p>
      <text:p text:style-name="P6">The IT Biz Solutions Managed Workstations service keeps PCs and laptops healthy, so you can concentrate on your business.</text:p>
      <text:p text:style-name="P7">Advantages include:</text:p>
      <text:list text:style-name="L2">
        <text:list-item>
          <text:p text:style-name="P8">Reducing downtime</text:p>
        </text:list-item>
        <text:list-item>
          <text:p text:style-name="P8">Improving system performance</text:p>
        </text:list-item>
        <text:list-item>
          <text:p text:style-name="P9">Automatic installation of updates and upgrades</text:p>
        </text:list-item>
      </text:list>
      <text:p text:style-name="P7"/>
      <text:h text:style-name="Heading_20_3" text:outline-level="3"><text:span text:style-name="Strong_20_Emphasis">Hardware Sales and Maintenance</text:span></text:h>
      <text:p text:style-name="P6"><text:span text:style-name="Strong_20_Emphasis"/></text:p>
      <text:p text:style-name="P6">Instead of shopping for your company’s computers and information system hardware yourself, our clients can leave this to IT Biz Solutions. We know the industry very well, so we can get equipment at sale prices and make bulk purchases that attract generous discounts.</text:p>
      <text:p text:style-name="P6">This service can also provide regular, guaranteed maintenance for all computers and information system hardware, whether it has been purchased through us or not.</text:p>
      <text:p text:style-name="P6"/>
      <text:p text:style-name="P6"/>
      <text:p text:style-name="P6"/>
      <text:h text:style-name="Heading_20_3" text:outline-level="3"><text:soft-page-break/><text:span text:style-name="Strong_20_Emphasis">Managed Email Service </text:span></text:h>
      <text:p text:style-name="Text_20_body"><text:span text:style-name="Strong_20_Emphasis"/></text:p>
      <text:p text:style-name="P6">The IT Biz Solutions Managed Email Service helps our clients to keep in constant contact with their customers, suppliers and contractors by email.</text:p>
      <text:p text:style-name="P7">With Managed Email, we help you overcome common email issues in a cost-effective and efficient way:</text:p>
      <text:list text:style-name="L3">
        <text:list-item>
          <text:p text:style-name="P10">Virus threats</text:p>
        </text:list-item>
        <text:list-item>
          <text:p text:style-name="P10">Loss of emails</text:p>
        </text:list-item>
        <text:list-item>
          <text:p text:style-name="P10">Server downtime</text:p>
        </text:list-item>
        <text:list-item>
          <text:p text:style-name="P10">Lost email connection</text:p>
        </text:list-item>
        <text:list-item>
          <text:p text:style-name="P10">Junk mail filling your inbox</text:p>
        </text:list-item>
        <text:list-item>
          <text:p text:style-name="P10">Genuine emails getting blocked</text:p>
        </text:list-item>
        <text:list-item>
          <text:p text:style-name="P10">Running out of server space</text:p>
        </text:list-item>
        <text:list-item>
          <text:p text:style-name="P11">Unable to locate important emails</text:p>
        </text:list-item>
      </text:list>
      <text:p text:style-name="P6">It takes about six weeks to set the system up as it involves research into the company’s current and future email usage as well as extensive programming. Once it is in place, however, it will function for the life of the company. </text:p>
      <text:p text:style-name="P6"/>
      <text:p text:style-name="P6"/>
      <text:h text:style-name="Heading_20_3" text:outline-level="3"><text:span text:style-name="Strong_20_Emphasis">Managed Security Services</text:span></text:h>
      <text:p text:style-name="P6"><text:span text:style-name="Strong_20_Emphasis"/></text:p>
      <text:p text:style-name="P6">Every company’s confidential information should be comprehensively protected against hacker attacks. </text:p>
      <text:p text:style-name="P6"> </text:p>
      <text:p text:style-name="P6">The IT Biz Solutions Managed Security service protects clients’ data against internal and external breaches through a cost-effective, affordable solutions.</text:p>
      <text:p text:style-name="P7">It helps keep clients safe from:</text:p>
      <text:list text:style-name="L4">
        <text:list-item>
          <text:p text:style-name="P12">Attacks on your email</text:p>
        </text:list-item>
        <text:list-item>
          <text:p text:style-name="P12">Data theft</text:p>
        </text:list-item>
        <text:list-item>
          <text:p text:style-name="P12">Virus attacks</text:p>
        </text:list-item>
        <text:list-item>
          <text:p text:style-name="P12">Unauthorised access to systems</text:p>
        </text:list-item>
        <text:list-item>
          <text:p text:style-name="P13">Downtime</text:p>
        </text:list-item>
      </text:list>
      <text:p text:style-name="P6">This service takes about two months to put in place, depending on the size of the company’s data base, number of users and the complexity of jobs being performed.</text:p>
      <text:p text:style-name="P6"/>
      <text:p text:style-name="P6"/>
      <text:h text:style-name="Heading_20_3" text:outline-level="3"><text:span text:style-name="Strong_20_Emphasis">Digital Marketing Services </text:span></text:h>
      <text:p text:style-name="P6"><text:span text:style-name="Strong_20_Emphasis"/></text:p>
      <text:p text:style-name="P6">IT Biz Solutions are committed to looking for ways to help our clients grow their business.</text:p>
      <text:p text:style-name="P6">We do this by offering a full suite of digital marketing services that deliver specialist support to help our clients do business better in the digital age.</text:p>
      <text:p text:style-name="P7"><text:soft-page-break/>We help with:</text:p>
      <text:list text:style-name="L5">
        <text:list-item>
          <text:p text:style-name="P14">Website design</text:p>
        </text:list-item>
        <text:list-item>
          <text:p text:style-name="P14">SEO</text:p>
        </text:list-item>
        <text:list-item>
          <text:p text:style-name="P14">Social Media</text:p>
        </text:list-item>
        <text:list-item>
          <text:p text:style-name="P14">E-marketing</text:p>
        </text:list-item>
        <text:list-item>
          <text:p text:style-name="P14">Strategy &amp; Planning</text:p>
        </text:list-item>
        <text:list-item>
          <text:p text:style-name="P14">Content development</text:p>
        </text:list-item>
        <text:list-item>
          <text:p text:style-name="P14">Graphic Design</text:p>
        </text:list-item>
        <text:list-item>
          <text:p text:style-name="P15">Training</text:p>
        </text:list-item>
      </text:list>
      <text:p text:style-name="Horizontal_20_Line"/>
      <text:p text:style-name="Horizontal_20_Line"/>
      <text:p text:style-name="P6"> </text:p>
      <text:h text:style-name="Heading_20_3" text:outline-level="3"><text:span text:style-name="Strong_20_Emphasis">Website design</text:span></text:h>
      <text:p text:style-name="P6"><text:span text:style-name="Strong_20_Emphasis"/></text:p>
      <text:p text:style-name="P6">In this digital age, a company’s website should be at the centre of all the marketing that they do.</text:p>
      <text:p text:style-name="P6">Every company absolutely needs a professional-looking website with great content that will inspire the viewer, with inbuilt systems that deliver new leads regularly.</text:p>
      <text:p text:style-name="P6">Smart businesses understand the power of the passive income that an online shop can provide.</text:p>
      <text:p text:style-name="P7">There are many reasons why a great website is a must for every competitive business:</text:p>
      <text:list text:style-name="L6">
        <text:list-item>
          <text:p text:style-name="P16">Every competitor has a website</text:p>
        </text:list-item>
        <text:list-item>
          <text:p text:style-name="P16">It gives access to millions of potential customers worldwide</text:p>
        </text:list-item>
        <text:list-item>
          <text:p text:style-name="P16">People will look online for products and services</text:p>
        </text:list-item>
        <text:list-item>
          <text:p text:style-name="P16">It helps to future-proof a business</text:p>
        </text:list-item>
        <text:list-item>
          <text:p text:style-name="P16">It represents affordable marketing </text:p>
        </text:list-item>
        <text:list-item>
          <text:p text:style-name="P16">It can be a platform for great advertising</text:p>
        </text:list-item>
        <text:list-item>
          <text:p text:style-name="P16">It provides passive income opportunities</text:p>
        </text:list-item>
        <text:list-item>
          <text:p text:style-name="P16">It is open 24/7</text:p>
        </text:list-item>
        <text:list-item>
          <text:p text:style-name="P16">Can improve customer service</text:p>
        </text:list-item>
        <text:list-item>
          <text:p text:style-name="P17">Provides a portal to share information about your business</text:p>
        </text:list-item>
      </text:list>
      <text:p text:style-name="P6">Great websites do more than provide information: they can be a portal of communication between customers, employees, suppliers and consultants, and each of these can be maintained securely and personably.</text:p>
      <text:p text:style-name="P6">This does not mean that all good websites are complex, but that complex websites offer a greater capacity for effective communication between all stakeholders.</text:p>
      <text:p text:style-name="P6">Depending on the website’s complexity, it can take up to three months to set up. There should also be some ongoing website maintenance to ensure that the website is always up-to-date.</text:p>
      <text:p text:style-name="P6"/>
      <text:p text:style-name="P6"/>
      <text:p text:style-name="P18"/>
      <text:h text:style-name="Heading_20_3" text:outline-level="3"><text:span text:style-name="Strong_20_Emphasis">Training</text:span></text:h>
      <text:p text:style-name="P6"><text:span text:style-name="Strong_20_Emphasis"/></text:p>
      <text:p text:style-name="P6">IT Biz solutions can provide a wide range of training for clients’ staff.</text:p>
      <text:p text:style-name="P6">Whether it be in website maintenance, email server configuration, or workplace set up, clients staff can be trained to take over these roles through planned courses that include theory and hands-on training.</text:p>
      <text:p text:style-name="P6"> </text:p>
      <text:p text:style-name="P6"/>
      <text:h text:style-name="Heading_20_3" text:outline-level="3"><text:span text:style-name="Strong_20_Emphasis">IT Biz Solutions Fee schedule</text:span></text:h>
      <text:p text:style-name="P2"> </text:p>
      <text:p text:style-name="P2">For internal use only.</text:p>
      <text:p text:style-name="Text_20_body"/>
      <table:table table:name="Table1" table:style-name="Table1">
        <table:table-column table:style-name="Table1.A"/>
        <table:table-column table:style-name="Table1.B"/>
        <table:table-row>
          <table:table-cell table:style-name="Table1.A1" office:value-type="string">
            <text:p text:style-name="P19"><text:span text:style-name="Strong_20_Emphasis">Fees </text:span></text:p>
          </table:table-cell>
          <table:table-cell table:style-name="Table1.A1" office:value-type="string">
            <text:p text:style-name="P19"><text:span text:style-name="Strong_20_Emphasis">Details </text:span></text:p>
          </table:table-cell>
        </table:table-row>
        <table:table-row>
          <table:table-cell table:style-name="Table1.A1" office:value-type="string">
            <text:p text:style-name="P19">Managed IT Services </text:p>
          </table:table-cell>
          <table:table-cell table:style-name="Table1.A1" office:value-type="string">
            <text:p text:style-name="P19">$500 per month</text:p>
          </table:table-cell>
        </table:table-row>
        <table:table-row>
          <table:table-cell table:style-name="Table1.A1" office:value-type="string">
            <text:p text:style-name="P19">Managed Continuity</text:p>
          </table:table-cell>
          <table:table-cell table:style-name="Table1.A1" office:value-type="string">
            <text:p text:style-name="P19">$750 per month</text:p>
          </table:table-cell>
        </table:table-row>
        <table:table-row>
          <table:table-cell table:style-name="Table1.A1" office:value-type="string">
            <text:p text:style-name="P19">Managed Workstations</text:p>
          </table:table-cell>
          <table:table-cell table:style-name="Table1.A1" office:value-type="string">
            <text:p text:style-name="P19">$150 per workstation per month</text:p>
          </table:table-cell>
        </table:table-row>
        <table:table-row>
          <table:table-cell table:style-name="Table1.A1" office:value-type="string">
            <text:p text:style-name="P19">Hardware Sales and Maintenance</text:p>
          </table:table-cell>
          <table:table-cell table:style-name="Table1.A1" office:value-type="string">
            <text:p text:style-name="P19">$200 per month</text:p>
          </table:table-cell>
        </table:table-row>
        <table:table-row>
          <table:table-cell table:style-name="Table1.A1" office:value-type="string">
            <text:p text:style-name="P19">Managed Email Services</text:p>
          </table:table-cell>
          <table:table-cell table:style-name="Table1.A1" office:value-type="string">
            <text:p text:style-name="P19">$1,600 set up and staff training</text:p>
          </table:table-cell>
        </table:table-row>
        <table:table-row>
          <table:table-cell table:style-name="Table1.A1" office:value-type="string">
            <text:p text:style-name="P19"> </text:p>
          </table:table-cell>
          <table:table-cell table:style-name="Table1.A1" office:value-type="string">
            <text:p text:style-name="P19">$200 per month</text:p>
          </table:table-cell>
        </table:table-row>
        <table:table-row>
          <table:table-cell table:style-name="Table1.A1" office:value-type="string">
            <text:p text:style-name="P19">Managed security Services</text:p>
          </table:table-cell>
          <table:table-cell table:style-name="Table1.A1" office:value-type="string">
            <text:p text:style-name="P19">$1,000 annual fee</text:p>
          </table:table-cell>
        </table:table-row>
        <table:table-row>
          <table:table-cell table:style-name="Table1.A1" office:value-type="string">
            <text:p text:style-name="P19">Digital Marketing Services</text:p>
          </table:table-cell>
          <table:table-cell table:style-name="Table1.A1" office:value-type="string">
            <text:p text:style-name="P19">$75 per hour</text:p>
          </table:table-cell>
        </table:table-row>
        <table:table-row>
          <table:table-cell table:style-name="Table1.A1" office:value-type="string">
            <text:p text:style-name="P19">Simple website construction</text:p>
          </table:table-cell>
          <table:table-cell table:style-name="Table1.A1" office:value-type="string">
            <text:p text:style-name="P19">$5,000</text:p>
          </table:table-cell>
        </table:table-row>
        <table:table-row>
          <table:table-cell table:style-name="Table1.A1" office:value-type="string">
            <text:p text:style-name="P19">Complex website construction</text:p>
          </table:table-cell>
          <table:table-cell table:style-name="Table1.A1" office:value-type="string">
            <text:p text:style-name="P19">$8,000</text:p>
          </table:table-cell>
        </table:table-row>
        <table:table-row>
          <table:table-cell table:style-name="Table1.A1" office:value-type="string">
            <text:p text:style-name="P19">Website maintenance and support </text:p>
          </table:table-cell>
          <table:table-cell table:style-name="Table1.A1" office:value-type="string">
            <text:p text:style-name="P19">$400 per month </text:p>
          </table:table-cell>
        </table:table-row>
        <table:table-row>
          <table:table-cell table:style-name="Table1.A1" office:value-type="string">
            <text:p text:style-name="P19">Disaster recovery support </text:p>
          </table:table-cell>
          <table:table-cell table:style-name="Table1.A1" office:value-type="string">
            <text:p text:style-name="P19">$200 per hour </text:p>
          </table:table-cell>
        </table:table-row>
        <table:table-row>
          <table:table-cell table:style-name="Table1.A1" office:value-type="string">
            <text:p text:style-name="P19">Staff training for initial website</text:p>
          </table:table-cell>
          <table:table-cell table:style-name="Table1.A1" office:value-type="string">
            <text:p text:style-name="P19">$1,500</text:p>
          </table:table-cell>
        </table:table-row>
      </table:table>
      <text:p text:style-name="P6"> </text:p>
      <text:p text:style-name="Text_20_body"/>
      <text:h text:style-name="P20" text:outline-level="1">Activities</text:h>
      <text:p text:style-name="P21"/>
      <text:list xml:id="list3792241279" text:style-name="L7">
        <text:list-item>
          <text:p text:style-name="P22"><text:span text:style-name="T1">Security Design (</text:span><text:span text:style-name="Strong_20_Emphasis"><text:span text:style-name="T2">3. Preparing for the security design</text:span></text:span><text:span text:style-name="Strong_20_Emphasis"><text:span text:style-name="T1">)</text:span></text:span></text:p>
        </text:list-item>
      </text:list>
      <text:p text:style-name="P23">You are required to prepare for the network security design process, as well as identify and analyse threats and risks. This involves:</text:p>
      <text:list text:style-name="L8">
        <text:list-item>
          <text:p text:style-name="P24">Defining processes that needs to be followed in order to plan, build and manage network security. <text:span text:style-name="T3">(</text:span>Network security planning<text:span text:style-name="T3">)</text:span></text:p>
        </text:list-item>
        <text:list-item>
          <text:p text:style-name="P24">Researching and reporting on major threats to any network security, as well as their origins. <text:span text:style-name="T3">(</text:span>Threat modelling<text:span text:style-name="T3">)</text:span></text:p>
        </text:list-item>
      </text:list>
      <text:list text:style-name="L9">
        <text:list-item>
          <text:p text:style-name="P25">Researching and reporting on network vulnerabilities.</text:p>
        </text:list-item>
        <text:list-item>
          <text:p text:style-name="P26">Determining current risks to the network and developing a risk management plan. <text:s/><text:span text:style-name="T3">(</text:span>Risk management plan<text:span text:style-name="T3">)</text:span></text:p>
        </text:list-item>
        <text:list-item>
          <text:p text:style-name="P26">Listing the assets that need to be protected, as well as categorising them according to their value. <text:s/><text:span text:style-name="T3">(</text:span>ICT assets<text:span text:style-name="T3">)</text:span></text:p>
        </text:list-item>
      </text:list>
      <text:p text:style-name="P27"/>
      <text:list text:continue-list="list3792241279" text:style-name="L7">
        <text:list-item>
          <text:p text:style-name="P22"><text:span text:style-name="Strong_20_Emphasis"><text:span text:style-name="T4">Security Design and Security Policies (</text:span></text:span><text:span text:style-name="Strong_20_Emphasis"><text:span text:style-name="T5">4. Create a security design and security policies </text:span></text:span><text:span text:style-name="Strong_20_Emphasis"><text:span text:style-name="T4">)</text:span></text:span></text:p>
        </text:list-item>
      </text:list>
      <text:p text:style-name="P28"><text:span text:style-name="Strong_20_Emphasis"><text:span text:style-name="T6">You are to create a security design to protect the network for your chosen organisation. You are also to develop and document relevant security policies which is also to include the auditing of the network, as well as how to respond to incidents. Detailed instructions are included in your Portfolio.</text:span></text:span></text:p>
      <text:p text:style-name="P28"><text:span text:style-name="Strong_20_Emphasis"><text:span text:style-name="T6"/></text:span></text:p>
      <text:p text:style-name="P2">You are also to prepare a short presentation about the work that you have completed that can be presented to a team for feedback. If you are completing this in your RTO, this will be to a small group of students organised by your assessor. If you are completing this based on your own business, it can be a presentation to your team at work or you can also present it to a small group of students. </text:p>
      <text:p text:style-name="P2"/>
      <text:p text:style-name="P2">Your presentation should be for approximately 10 minutes.</text:p>
      <text:p text:style-name="P23"><text:span text:style-name="Strong_20_Emphasis"><text:span text:style-name="T2"/></text:span></text:p>
      <text:list text:continue-numbering="true" text:style-name="L7">
        <text:list-item>
          <text:p text:style-name="P22"><text:span text:style-name="Strong_20_Emphasis"><text:span text:style-name="T1">Presentation (</text:span></text:span><text:span text:style-name="Strong_20_Emphasis"><text:span text:style-name="T2">5. Security design presentation</text:span></text:span><text:span text:style-name="Strong_20_Emphasis"><text:span text:style-name="T1">)</text:span></text:span></text:p>
        </text:list-item>
      </text:list>
      <text:p text:style-name="P23">Provide your presentation to your team about the security design you have developed. <text:s/>Make sure you provide your team the opportunity to provide feedback. Following the presentation, you will document the feedback in your Portfolio, as well as your response. </text:p>
      <text:p text:style-name="P23">During the presentation, you are to use oral communication skills including:</text:p>
      <text:list text:style-name="L10">
        <text:list-item>
          <text:p text:style-name="P29">speaking clearly and concisely </text:p>
        </text:list-item>
        <text:list-item>
          <text:p text:style-name="P29">asking questions to identify required information </text:p>
        </text:list-item>
        <text:list-item>
          <text:p text:style-name="P29">responding to questions as required </text:p>
        </text:list-item>
        <text:list-item>
          <text:p text:style-name="P29">using active listening techniques to confirm understanding</text:p>
        </text:list-item>
        <text:list-item>
          <text:p text:style-name="P29"><text:soft-page-break/>observational techniques to ensure that everyone is participating so that you can gain a range of different perspectives.</text:p>
        </text:list-item>
      </text:list>
      <text:p text:style-name="P23">This can either be viewed in person by your assessor or you may like to video record the session for your assessor to watch later. Your assessor can provide you with more details at this step. Make sure you follow the instructions above and meet the timeframes allocated. </text:p>
      <text:p text:style-name="P23">Following the presentation, include the feedback you received in Section 1 of your Portfolio and make amendments to your quality management plan to include the corrective action. Further report on the skills of staff, confirming their ability to meet quality standards or otherwis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20:24:34.948013851</meta:creation-date>
    <meta:generator>LibreOffice/24.8.5.2$Linux_X86_64 LibreOffice_project/480$Build-2</meta:generator>
    <dc:date>2025-02-24T00:39:21.870749402</dc:date>
    <meta:editing-duration>PT33M32S</meta:editing-duration>
    <meta:editing-cycles>5</meta:editing-cycles>
    <meta:document-statistic meta:table-count="1" meta:image-count="0" meta:object-count="0" meta:page-count="7" meta:paragraph-count="153" meta:word-count="1605" meta:character-count="9918" meta:non-whitespace-character-count="8472"/>
  </office:meta>
</office:document-meta>
</file>